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style:font-name="Times New Roman" fo:language="en" fo:country="US"/>
    </style:style>
    <style:style style:name="P5" style:family="paragraph" style:parent-style-name="Normal">
      <style:paragraph-properties fo:margin-top="0cm" fo:margin-bottom="0cm" style:contextual-spacing="false" fo:line-height="100%"/>
      <style:text-properties style:font-name="Times New Roman" fo:font-size="12pt" fo:language="en" fo:country="US" style:font-size-asian="12pt" style:language-asian="es" style:country-asian="ES" style:font-size-complex="12pt"/>
    </style:style>
    <style:style style:name="P6" style:family="paragraph" style:parent-style-name="Normal_20__28_Web_29_" style:master-page-name="MP0">
      <style:paragraph-properties fo:text-align="justify" style:justify-single-word="false" style:page-number="auto" fo:break-before="page"/>
    </style:style>
    <style:style style:name="P7" style:family="paragraph" style:parent-style-name="Normal_20__28_Web_29_">
      <style:paragraph-properties fo:text-align="justify" style:justify-single-word="false"/>
    </style:style>
    <style:style style:name="P8" style:family="paragraph" style:parent-style-name="Normal_20__28_Web_29_">
      <style:paragraph-properties fo:text-align="justify" style:justify-single-word="false"/>
      <style:text-properties officeooo:paragraph-rsid="001e1be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/>
    </style:style>
    <style:style style:name="T3" style:family="text">
      <style:text-properties fo:language="en" fo:country="US" fo:font-style="normal" fo:font-weight="bold" style:font-style-asian="normal" style:font-weight-asian="bold"/>
    </style:style>
    <style:style style:name="T4" style:family="text">
      <style:text-properties fo:language="en" fo:country="US" officeooo:rsid="001e1bef"/>
    </style:style>
    <style:style style:name="T5" style:family="text">
      <style:text-properties fo:language="en" fo:country="US" officeooo:rsid="001e1bef" fo:background-color="#ffff00" loext:char-shading-value="0"/>
    </style:style>
    <style:style style:name="T6" style:family="text">
      <style:text-properties fo:language="en" fo:country="US" officeooo:rsid="001e1bef" fo:background-color="#ffff00" loext:char-shading-value="0"/>
    </style:style>
    <style:style style:name="T7" style:family="text">
      <style:text-properties style:font-name-complex="Mang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" fo:font-size="12pt" fo:language="en" fo:country="US" fo:font-weight="bold" style:font-size-asian="12pt" style:language-asian="es" style:country-asian="ES" style:font-weight-asian="bold" style:font-size-complex="12pt"/>
    </style:style>
    <style:style style:name="T11" style:family="text">
      <style:text-properties style:font-name="Times New Roman" fo:font-size="12pt" fo:language="en" fo:country="US" style:font-size-asian="12pt" style:language-asian="es" style:country-asian="ES" style:font-size-complex="12pt"/>
    </style:style>
    <style:style style:name="T12" style:family="text">
      <style:text-properties style:font-name="Times New Roman" fo:font-size="12pt" fo:language="en" fo:country="US" officeooo:rsid="001e1bef" style:font-size-asian="12pt" style:language-asian="es" style:country-asian="ES" style:font-size-complex="12pt"/>
    </style:style>
    <style:style style:name="T13" style:family="text">
      <style:text-properties style:font-name="Times New Roman" fo:font-size="12pt" fo:language="en" fo:country="US" officeooo:rsid="001e1bef" style:font-name-asian="Times New Roman" style:font-size-asian="12pt" style:language-asian="es" style:country-asian="ES" style:font-size-complex="12pt"/>
    </style:style>
    <style:style style:name="T14" style:family="text">
      <style:text-properties style:font-name="Times New Roman" fo:font-size="12pt" fo:language="en" fo:country="US" officeooo:rsid="001e1bef" fo:background-color="#ffff00" loext:char-shading-value="0" style:font-name-asian="Times New Roman" style:font-size-asian="12pt" style:language-asian="es" style:country-asian="ES" style:font-size-complex="12pt"/>
    </style:style>
    <style:style style:name="T15" style:family="text">
      <style:text-properties style:font-name="Times New Roman" fo:font-size="12pt" fo:language="en" fo:country="US" officeooo:rsid="001e1bef" fo:background-color="#ffff00" loext:char-shading-value="0" style:font-name-asian="Times New Roman" style:font-size-asian="12pt" style:language-asian="es" style:country-asian="ES" style:font-size-complex="12pt"/>
    </style:style>
    <style:style style:name="T16" style:family="text">
      <style:text-properties officeooo:rsid="001e1bef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Énfasis"><text:span text:style-name="T2">http://www.youtube.com/watch?v=_lqhX0UtiYY</text:span></text:span></text:p>
      <text:p text:style-name="P8"><text:span text:style-name="Énfasis"><text:span text:style-name="T6">ABAJO DE ESTA PAGINA ESTA EL SCRIPT DEL TEXTO</text:span></text:span></text:p>
      <text:p text:style-name="P1"><text:span text:style-name="Énfasis"><text:span text:style-name="T1">Scene: The apartment. Sheldon is learning Finnish. </text:span></text:span></text:p>
      <text:p text:style-name="P1"><text:span text:style-name="Fuente_20_de_20_párrafo_20_predeter."><text:span text:style-name="T1">Sheldon: The dog… koira. The roof… katto. Grapes… ryp leet. </text:span></text:span><text:span text:style-name="Énfasis"><text:span text:style-name="T1">(There is a knock on the door) </text:span></text:span><text:span text:style-name="Fuente_20_de_20_párrafo_20_predeter."><text:span text:style-name="T1">One minute. Sisn.</text:span></text:span></text:p>
      <text:p text:style-name="P1"><text:span text:style-name="T1">Raj: What </text:span><text:span text:style-name="T15">was</text:span><text:span text:style-name="T1"> that?</text:span></text:p>
      <text:p text:style-name="P1"><text:span text:style-name="T1">Sheldon: It means come in. …. …. …. to load the new operating system on my computer. I disinfected the kitchen and the bathroom, and now I thought </text:span><text:span text:style-name="T15">would learn</text:span><text:span text:style-name="T1"> Finnish.</text:span></text:p>
      <text:p text:style-name="P1"><text:span text:style-name="Fuente_20_de_20_párrafo_20_predeter."><text:span text:style-name="T1">Raj: </text:span></text:span><text:span text:style-name="Fuente_20_de_20_párrafo_20_predeter."><text:span text:style-name="T7">जो</text:span></text:span><text:span text:style-name="Fuente_20_de_20_párrafo_20_predeter."><text:span text:style-name="T1"> </text:span></text:span><text:span text:style-name="Fuente_20_de_20_párrafo_20_predeter."><text:span text:style-name="T7">भी</text:span></text:span><text:span text:style-name="Fuente_20_de_20_párrafo_20_predeter."><text:span text:style-name="T1"> </text:span></text:span><text:span text:style-name="Fuente_20_de_20_párrafo_20_predeter."><text:span text:style-name="T7">तुम्हारे</text:span></text:span><text:span text:style-name="Fuente_20_de_20_párrafo_20_predeter."><text:span text:style-name="T1"> </text:span></text:span><text:span text:style-name="Fuente_20_de_20_párrafo_20_predeter."><text:span text:style-name="T7">नाव</text:span></text:span><text:span text:style-name="Fuente_20_de_20_párrafo_20_predeter."><text:span text:style-name="T1"> </text:span></text:span><text:span text:style-name="Fuente_20_de_20_párrafo_20_predeter."><text:span text:style-name="T7">मंगाई</text:span></text:span><text:span text:style-name="Fuente_20_de_20_párrafo_20_predeter."><text:span text:style-name="T1">. That’s Hindi for whatever floats your boat. Uh, listen, I ‘</text:span></text:span><text:span text:style-name="Fuente_20_de_20_párrafo_20_predeter."><text:span text:style-name="T6">ve got</text:span></text:span><text:span text:style-name="Fuente_20_de_20_párrafo_20_predeter."><text:span text:style-name="T1"> a text from that girl Abby, and she and her friend Martha want to …. …. with us again. What do you say?</text:span></text:span></text:p>
      <text:p text:style-name="P2">Sheldon: I don’t say anything. I merely offer you a facial expression …. …. you’ve gone insane.</text:p>
      <text:p text:style-name="P1"><text:span text:style-name="T1">Raj: I don’t get it. You </text:span><text:span text:style-name="T15">have</text:span><text:span text:style-name="T1"> a great time.</text:span></text:p>
      <text:p text:style-name="P2">Sheldon: Yes, exactly, I had a great time. That’s done, … …. …. …. other things. For example, after I learn Finnish, I’m not going to learn Finnish again.</text:p>
      <text:p text:style-name="P1"><text:span text:style-name="T1">Raj: Please, Sheldon, I’m a lost Indian boy far from home, and I want a girlfriend and I want her to be Abby, and </text:span><text:span text:style-name="T15">she</text:span><text:span text:style-name="T1"> only …. …. if she can bring Martha.</text:span></text:p>
      <text:p text:style-name="P1"><text:span text:style-name="T1">Sheldon: Raj, I highly doubt there is any argument you can make, threat you might levy, rhetorical strategy, plea, invocation, supplication, or vetoomus that you </text:span><text:span text:style-name="T15">can employ</text:span><text:span text:style-name="T1"> that would convince me to reconsider.</text:span></text:p>
      <text:p text:style-name="P1"><text:span text:style-name="T1">Raj: My Incredible Hulk hands </text:span><text:span text:style-name="T15">signed by </text:span><text:span text:style-name="T1">Stan Lee.</text:span></text:p>
      <text:p text:style-name="P1"><text:span text:style-name="T1">Sheldon: Oh, my. </text:span><text:span text:style-name="T15">I have admired these for years</text:span><text:span text:style-name="T1"> .</text:span></text:p>
      <text:p text:style-name="P2">Raj: So does that mean we can go with the girls again?</text:p>
      <text:p text:style-name="P2">Sheldon: Hulk agree to second date with puny humans!</text:p>
      <text:p text:style-name="P2">Raj: You can’t wear the hands on the date.</text:p>
      <text:p text:style-name="P2">Sheldon: Hulk sad.</text:p>
      <text:p text:style-name="P3"><text:span text:style-name="Fuente_20_de_20_párrafo_20_predeter."><text:span text:style-name="T9">Vocabulary</text:span></text:span></text:p>
      <text:p text:style-name="Normal"><text:span text:style-name="Fuente_20_de_20_párrafo_20_predeter."><text:span text:style-name="T10">whatever floats your boat</text:span></text:span><text:span text:style-name="Fuente_20_de_20_párrafo_20_predeter."><text:span text:style-name="T11">: e.g. </text:span></text:span><text:a xlink:type="simple" xlink:href="http://www.urbandictionary.com/products.php?term=whatever%20floats%20your%20boat&amp;defid=740726" office:target-frame-name="_top" xlink:show="replace" text:style-name="Internet_20_link" text:visited-style-name="Visited_20_Internet_20_Link"><text:span text:style-name="Fuente_20_de_20_párrafo_20_predeter.">buy whatever floats your boat mugs, tshirts and magnets</text:span></text:a><text:span text:style-name="Fuente_20_de_20_párrafo_20_predeter."><text:span text:style-name="T8">. </text:span></text:span><text:span text:style-name="Fuente_20_de_20_párrafo_20_predeter."><text:span text:style-name="T11">This is a phrase that often means whatever "soothes your soul" or whatever "works best" Whatever you feel like doing. </text:span></text:span></text:p>
      <text:p text:style-name="P1"><text:span text:style-name="Énfasis"><text:span text:style-name="T3">To levy</text:span></text:span><text:span text:style-name="Énfasis"><text:span text:style-name="T2">: to impose<text:tab/><text:tab/></text:span></text:span><text:span text:style-name="Énfasis"><text:span text:style-name="T3">plea</text:span></text:span><text:span text:style-name="Énfasis"><text:span text:style-name="T2">: an intense, emotional request </text:span></text:span></text:p>
      <text:p text:style-name="P1"/>
      <text:p text:style-name="P1"/>
      <text:p text:style-name="P1"><text:span text:style-name="Énfasis"><text:span text:style-name="T2">http://www.youtube.com/watch?v=_lqhX0UtiYY</text:span></text:span></text:p>
      <text:p text:style-name="P1"><text:soft-page-break/><text:span text:style-name="Énfasis"><text:span text:style-name="T1">Scene: The apartment. Sheldon is learning Finnish. </text:span></text:span></text:p>
      <text:p text:style-name="P1"><text:span text:style-name="Fuente_20_de_20_párrafo_20_predeter."><text:span text:style-name="T1">Sheldon: The dog… koira. The roof… katto. Grapes… ryp leet. </text:span></text:span><text:span text:style-name="Énfasis"><text:span text:style-name="T1">(There is a knock on the door) </text:span></text:span><text:span text:style-name="Fuente_20_de_20_párrafo_20_predeter."><text:span text:style-name="T1">One minute. Sis  n.</text:span></text:span></text:p>
      <text:p text:style-name="P2">Raj: What was that?</text:p>
      <text:p text:style-name="P2">Sheldon: It means come in. It’s taking forever to load the new operating system on my computer. I disinfected the kitchen and the bathroom, and now I thought I’d learn Finnish.</text:p>
      <text:p text:style-name="P1"><text:span text:style-name="Fuente_20_de_20_párrafo_20_predeter."><text:span text:style-name="T1">Raj: </text:span></text:span><text:span text:style-name="Fuente_20_de_20_párrafo_20_predeter."><text:span text:style-name="T7">जो</text:span></text:span><text:span text:style-name="Fuente_20_de_20_párrafo_20_predeter."><text:span text:style-name="T1"> </text:span></text:span><text:span text:style-name="Fuente_20_de_20_párrafo_20_predeter."><text:span text:style-name="T7">भी</text:span></text:span><text:span text:style-name="Fuente_20_de_20_párrafo_20_predeter."><text:span text:style-name="T1"> </text:span></text:span><text:span text:style-name="Fuente_20_de_20_párrafo_20_predeter."><text:span text:style-name="T7">तुम्हारे</text:span></text:span><text:span text:style-name="Fuente_20_de_20_párrafo_20_predeter."><text:span text:style-name="T1"> </text:span></text:span><text:span text:style-name="Fuente_20_de_20_párrafo_20_predeter."><text:span text:style-name="T7">नाव</text:span></text:span><text:span text:style-name="Fuente_20_de_20_párrafo_20_predeter."><text:span text:style-name="T1"> </text:span></text:span><text:span text:style-name="Fuente_20_de_20_párrafo_20_predeter."><text:span text:style-name="T7">मंगाई</text:span></text:span><text:span text:style-name="Fuente_20_de_20_párrafo_20_predeter."><text:span text:style-name="T1">. That’s Hindi for whatever floats your boat. Uh, listen, I got a text from that girl Abby, and she and her friend Martha want to hang out with us again. What do you say?</text:span></text:span></text:p>
      <text:p text:style-name="P2">Sheldon: I don’t say anything. I merely offer you a facial expression that suggests you’ve gone insane.</text:p>
      <text:p text:style-name="P2">Raj: I don’t get it. You had a great time.</text:p>
      <text:p text:style-name="P2">Sheldon: Yes, exactly, I had a great time. That’s done, I’ve moved on to other things. For example, after I’ve learnt Finnish, I’m not going to learn Finnish again.</text:p>
      <text:p text:style-name="P2">Raj: Please, Sheldon, I’m a lost Indian boy far from home, and I want a girlfriend and I want her to be Abby, and she’ll only come over if she can bring Martha.</text:p>
      <text:p text:style-name="P2">Sheldon: Raj, I highly doubt there is any argument you can make, threat you might levy, rhetorical strategy, plea, invocation, supplication, or… vetoomus that you can employ that would convince me to reconsider.</text:p>
      <text:p text:style-name="P2">Raj: My Incredible Hulk hands signed by Stan Lee.</text:p>
      <text:p text:style-name="P2">Sheldon: Oh, my. I’ve admired these for years.</text:p>
      <text:p text:style-name="P2">Raj: So does that mean we can go with the girls again?</text:p>
      <text:p text:style-name="P2">Sheldon: Hulk agree to second date with puny humans!</text:p>
      <text:p text:style-name="P2">Raj: You can’t wear the hands on the date.</text:p>
      <text:p text:style-name="P2">Sheldon: Hulk sad.</text:p>
      <text:p text:style-name="P3"><text:span text:style-name="Fuente_20_de_20_párrafo_20_predeter."><text:span text:style-name="T9">Vocabulary</text:span></text:span></text:p>
      <text:p text:style-name="Normal"><text:span text:style-name="Fuente_20_de_20_párrafo_20_predeter."><text:span text:style-name="T10">whatever floats your boat</text:span></text:span><text:span text:style-name="Fuente_20_de_20_párrafo_20_predeter."><text:span text:style-name="T11">: e.g. </text:span></text:span><text:a xlink:type="simple" xlink:href="http://www.urbandictionary.com/products.php?term=whatever%20floats%20your%20boat&amp;defid=740726" office:target-frame-name="_top" xlink:show="replace" text:style-name="Internet_20_link" text:visited-style-name="Visited_20_Internet_20_Link"><text:span text:style-name="Fuente_20_de_20_párrafo_20_predeter.">buy whatever floats your boat mugs, tshirts and magnets</text:span></text:a><text:span text:style-name="Fuente_20_de_20_párrafo_20_predeter."><text:span text:style-name="T8">. </text:span></text:span><text:span text:style-name="Fuente_20_de_20_párrafo_20_predeter."><text:span text:style-name="T11">This is a phrase that often means whatever "soothes your soul" or whatever "works best" Whatever you feel like doing.</text:span></text:span></text:p>
      <text:p text:style-name="P1"><text:span text:style-name="Énfasis"><text:span text:style-name="T3">To levy</text:span></text:span><text:span text:style-name="Énfasis"><text:span text:style-name="T2">: to impose<text:tab/><text:tab/></text:span></text:span><text:span text:style-name="Énfasis"><text:span text:style-name="T3">plea</text:span></text:span><text:span text:style-name="Énfasis"><text:span text:style-name="T2">: an intense, emotional request </text:span></text:span></text:p>
      <text:p text:style-name="P4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style:contextual-spacing="false" fo:line-height="115%" fo:hyphenation-ladder-count="no-limit"/>
      <style:text-properties fo:language="en" fo:country="GB" style:language-asian="en" style:country-asian="US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size-complex="12pt"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uente_20_de_20_párrafo_20_predeter." style:display-name="Fuente de párrafo predeter." style:family="text"/>
    <style:style style:name="Énfasis" style:family="text" style:parent-style-name="Fuente_20_de_20_párrafo_20_predeter.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tatus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zazzle_5f_link_5f_text" style:display-name="zazzle_link_text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GB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Carmen Pérez Sabater</meta:initial-creator>
    <meta:creation-date>2020-12-01T14:32:00Z</meta:creation-date>
    <dc:date>2020-12-01T15:41:56.074000000</dc:date>
    <meta:print-date>2011-03-28T07:43:00Z</meta:print-date>
    <meta:editing-cycles>3</meta:editing-cycles>
    <meta:editing-duration>PT8M33S</meta:editing-duration>
    <meta:document-statistic meta:table-count="0" meta:image-count="0" meta:object-count="0" meta:page-count="2" meta:paragraph-count="41" meta:word-count="651" meta:character-count="3614" meta:non-whitespace-character-count="2996"/>
    <meta:template xlink:type="simple" xlink:actuate="onRequest" xlink:title="" xlink:href="Normal.dotm"/>
  </office:meta>
</office:document-meta>
</file>